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3410000006FE8796D2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023cm" table:align="left" style:writing-mode="lr-tb"/>
    </style:style>
    <style:style style:name="Tabla2.A" style:family="table-column">
      <style:table-column-properties style:column-width="2.487cm"/>
    </style:style>
    <style:style style:name="Tabla2.B" style:family="table-column">
      <style:table-column-properties style:column-width="8.017cm"/>
    </style:style>
    <style:style style:name="Tabla2.C" style:family="table-column">
      <style:table-column-properties style:column-width="2.245cm"/>
    </style:style>
    <style:style style:name="Tabla2.D" style:family="table-column">
      <style:table-column-properties style:column-width="4.27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2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Heading_20_1">
      <style:text-properties style:font-name="Calibri" officeooo:paragraph-rsid="00467525"/>
    </style:style>
    <style:style style:name="P2" style:family="paragraph" style:parent-style-name="Table_20_Contents">
      <style:text-properties style:use-window-font-color="true" loext:opacity="0%" style:font-name="Calibri" fo:font-size="10pt" style:text-underline-style="none" officeooo:paragraph-rsid="002ef8a3" fo:background-color="transparent" style:font-name-asian="Microsoft YaHei" style:font-size-asian="10pt" style:font-name-complex="Calibri" style:font-size-complex="10pt"/>
    </style:style>
    <style:style style:name="P3" style:family="paragraph" style:parent-style-name="Table_20_Contents">
      <style:paragraph-properties style:snap-to-layout-grid="false"/>
      <style:text-properties style:use-window-font-color="true" loext:opacity="0%" style:font-name="Calibri" fo:font-size="10pt" style:text-underline-style="none" officeooo:rsid="0049656f" officeooo:paragraph-rsid="0049656f" fo:background-color="transparent" style:font-name-asian="Microsoft YaHei" style:font-size-asian="10pt" style:font-name-complex="Calibri" style:font-size-complex="10pt"/>
    </style:style>
    <style:style style:name="P4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1fb7f7" officeooo:paragraph-rsid="002ef8a3" style:font-size-asian="10pt" style:font-style-asian="italic" style:font-weight-asian="normal" style:font-size-complex="10pt" style:font-weight-complex="normal"/>
    </style:style>
    <style:style style:name="P5" style:family="paragraph" style:parent-style-name="Standard">
      <style:text-properties style:font-name="Calibri" officeooo:paragraph-rsid="0046678c"/>
    </style:style>
    <style:style style:name="P6" style:family="paragraph" style:parent-style-name="Heading_20_2">
      <style:text-properties style:font-name="Calibri" officeooo:paragraph-rsid="0046678c"/>
    </style:style>
    <style:style style:name="P7" style:family="paragraph" style:parent-style-name="Standard" style:list-style-name="L1">
      <style:text-properties style:font-name="Calibri" officeooo:paragraph-rsid="0046678c"/>
    </style:style>
    <style:style style:name="P8" style:family="paragraph" style:parent-style-name="Standard" style:list-style-name="L1">
      <style:text-properties style:font-name="Calibri" officeooo:rsid="0046678c" officeooo:paragraph-rsid="0046678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46678c" officeooo:paragraph-rsid="0046678c"/>
    </style:style>
    <style:style style:name="P10" style:family="paragraph" style:parent-style-name="Preformatted_20_Text">
      <style:paragraph-properties fo:margin-top="0cm" fo:margin-bottom="0cm" style:contextual-spacing="false" style:line-height-at-least="0.402cm" fo:text-align="start" style:justify-single-word="false" fo:orphans="2" fo:widows="2"/>
    </style:style>
    <style:style style:name="P11" style:family="paragraph" style:parent-style-name="Standard" style:list-style-name="L2">
      <style:text-properties officeooo:paragraph-rsid="0046678c"/>
    </style:style>
    <style:style style:name="P12" style:family="paragraph" style:parent-style-name="Standard" style:list-style-name="L1">
      <style:text-properties officeooo:paragraph-rsid="0046678c"/>
    </style:style>
    <style:style style:name="P13" style:family="paragraph" style:parent-style-name="Standard" style:list-style-name="WW8Num2">
      <style:text-properties style:font-name="Calibri" officeooo:rsid="0046678c" officeooo:paragraph-rsid="0046678c"/>
    </style:style>
    <style:style style:name="P14" style:family="paragraph" style:parent-style-name="Standard" style:list-style-name="WW8Num2">
      <style:text-properties style:font-name="Calibri" officeooo:paragraph-rsid="0046678c"/>
    </style:style>
    <style:style style:name="P15" style:family="paragraph" style:parent-style-name="Standard" style:list-style-name="WW8Num2">
      <style:text-properties style:font-name="Calibri" officeooo:rsid="00468d25" officeooo:paragraph-rsid="00468d25"/>
    </style:style>
    <style:style style:name="P16" style:family="paragraph" style:parent-style-name="Standard" style:list-style-name="WW8Num2">
      <style:text-properties style:font-name="Calibri" fo:language="en" fo:country="GB" officeooo:paragraph-rsid="0046678c"/>
    </style:style>
    <style:style style:name="P17" style:family="paragraph" style:parent-style-name="Standard" style:list-style-name="WW8Num2">
      <style:text-properties fo:font-variant="normal" fo:text-transform="none" style:use-window-font-color="true" loext:opacity="0%" style:font-name="Calibri" fo:font-size="10pt" fo:letter-spacing="normal" fo:font-style="normal" fo:font-weight="normal" officeooo:rsid="00419a38" officeooo:paragraph-rsid="0046678c" style:font-size-asian="10pt" style:font-style-asian="italic" style:font-weight-asian="normal" style:font-size-complex="10pt" style:font-weight-complex="normal"/>
    </style:style>
    <style:style style:name="T1" style:family="text">
      <style:text-properties style:use-window-font-color="true" loext:opacity="0%" officeooo:rsid="001cbe65"/>
    </style:style>
    <style:style style:name="T2" style:family="text">
      <style:text-properties style:use-window-font-color="true" loext:opacity="0%" fo:font-size="18.2000007629395pt" fo:font-weight="bold" officeooo:rsid="003b8373" style:font-name-asian="Microsoft YaHei1" style:font-size-asian="18.2000007629395pt" style:font-weight-asian="bold" style:font-name-complex="Arial1" style:font-size-complex="18.2000007629395pt" style:font-weight-complex="bold"/>
    </style:style>
    <style:style style:name="T3" style:family="text">
      <style:text-properties style:use-window-font-color="true" loext:opacity="0%" fo:font-size="18.2000007629395pt" fo:font-weight="bold" officeooo:rsid="00467525" style:font-name-asian="Microsoft YaHei1" style:font-size-asian="18.2000007629395pt" style:font-weight-asian="bold" style:font-name-complex="Arial1" style:font-size-complex="18.2000007629395pt" style:font-weight-complex="bold"/>
    </style:style>
    <style:style style:name="T4" style:family="text">
      <style:text-properties fo:font-variant="normal" fo:text-transform="none" style:use-window-font-color="true" loext:opacity="0%" fo:font-family="Consolas, monospace" fo:font-size="10pt" fo:letter-spacing="normal" fo:font-style="italic" fo:font-weight="bold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5" style:family="text">
      <style:text-properties fo:font-variant="normal" fo:text-transform="none" style:use-window-font-color="true" loext:opacity="0%" fo:font-size="10pt" fo:letter-spacing="normal" fo:font-style="italic" fo:font-weight="bold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6" style:family="text">
      <style:text-properties style:font-name="Calibri" officeooo:rsid="0046678c"/>
    </style:style>
    <style:style style:name="T7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actica </text:span><text:span text:style-name="T2">03-0</text:span><text:span text:style-name="T3">5</text:span><text:span text:style-name="T2"> <text:s/>Cuestionario formatos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>Nombre</text:p>
          </table:table-cell>
          <table:table-cell table:style-name="Tabla2.A1" office:value-type="string">
            <text:p text:style-name="P3">Zamira</text:p>
          </table:table-cell>
          <table:table-cell table:style-name="Tabla2.A1" office:value-type="string">
            <text:p text:style-name="P2">Curso</text:p>
          </table:table-cell>
          <table:table-cell table:style-name="Tabla2.D1" office:value-type="string">
            <text:p text:style-name="P3">2 DAW</text:p>
          </table:table-cell>
        </table:table-row>
        <table:table-row table:style-name="Tabla2.1">
          <table:table-cell table:style-name="Tabla2.A2" office:value-type="string">
            <text:p text:style-name="P2">Apellidos</text:p>
          </table:table-cell>
          <table:table-cell table:style-name="Tabla2.A2" office:value-type="string">
            <text:p text:style-name="P3">Grippi</text:p>
          </table:table-cell>
          <table:table-cell table:style-name="Tabla2.A2" office:value-type="string">
            <text:p text:style-name="P2">Fecha</text:p>
          </table:table-cell>
          <table:table-cell table:style-name="Tabla2.D2" office:value-type="string">
            <text:p text:style-name="P3">17/11/2025</text:p>
          </table:table-cell>
        </table:table-row>
      </table:table>
      <text:p text:style-name="P4"/>
      <text:p text:style-name="P5">Tras leer el documento sobre los formatos. Contesta a las siguientes preguntas de forma Breve. Contesta a las preguuntas en una web usando los formatos para que quede estéticamente bonito.</text:p>
      <text:h text:style-name="P6" text:outline-level="2">Tipos de Formatos </text:h>
      <text:list text:style-name="L1">
        <text:list-item>
          <text:p text:style-name="P7">¿Que es la codificación Bitmap? </text:p>
        </text:list-item>
        <text:list-item>
          <text:p text:style-name="P7">¿Sabes otro nombre para esta técnica? ¿Que problemas tiene? Nombra algún formato de este tipo.</text:p>
        </text:list-item>
        <text:list-item>
          <text:p text:style-name="P7">¿Que es la codificación Vectorial? ¿Que problemas tiene?.Nombra algún formato de este tipo.</text:p>
        </text:list-item>
        <text:list-item>
          <text:p text:style-name="P8">Como se ha insertado esta codificación en html5 </text:p>
        </text:list-item>
        <text:list-item>
          <text:p text:style-name="P8">Inserta esta etiqueta en un documento light y observa que pasa </text:p>
          <text:p text:style-name="P9"><text:span text:style-name="Source_20_Text"><text:span text:style-name="T4">&lt;p&gt;</text:span></text:span></text:p>
        </text:list-item>
      </text:list>
      <text:p text:style-name="P10"><text:span text:style-name="Source_20_Text"><text:span text:style-name="T5"><text:tab/> <text:s text:c="3"/></text:span></text:span><text:span text:style-name="Source_20_Text"><text:span text:style-name="T4">&lt;svg version="1.1" xmlns="http://www.w3.org/2000/svg"<text:line-break/><text:tab/> <text:s text:c="3"/></text:span></text:span><text:span text:style-name="Source_20_Text"><text:span text:style-name="T5"><text:s/></text:span></text:span><text:span text:style-name="Source_20_Text"><text:span text:style-name="T4">width="170" height="165" viewBox="0 0 170 165"&gt;</text:span></text:span></text:p>
      <text:p text:style-name="P10"><text:span text:style-name="Source_20_Text"><text:span text:style-name="T5"><text:tab/><text:tab/><text:tab/></text:span></text:span><text:span text:style-name="Source_20_Text"><text:span text:style-name="T4">&lt;polygon fill="yellow" stroke="red" stroke-width="7"</text:span></text:span></text:p>
      <text:p text:style-name="P10"><text:span text:style-name="Source_20_Text"><text:span text:style-name="T5"><text:tab/> <text:s text:c="5"/><text:tab/></text:span></text:span><text:span text:style-name="Source_20_Text"><text:span text:style-name="T4">points="129,150 85,119 41,150 57,104 15,66</text:span></text:span></text:p>
      <text:p text:style-name="P10"><text:span text:style-name="Source_20_Text"><text:span text:style-name="T5"><text:tab/><text:tab/> <text:s text:c="5"/></text:span></text:span><text:span text:style-name="Source_20_Text"><text:span text:style-name="T4">68,66 85,15 102,65 156,66 113,98" /&gt;</text:span></text:span></text:p>
      <text:p text:style-name="P10"><text:span text:style-name="Source_20_Text"><text:span text:style-name="T5"><text:tab/> <text:s text:c="4"/></text:span></text:span><text:span text:style-name="Source_20_Text"><text:span text:style-name="T4">&lt;/svg&gt;</text:span></text:span></text:p>
      <text:p text:style-name="P10"><text:span text:style-name="Source_20_Text"><text:span text:style-name="T4"><text:tab/>&lt;/p&gt;</text:span></text:span></text:p>
      <text:p text:style-name="P10"><text:span text:style-name="Source_20_Text"><text:span text:style-name="T4"/></text:span></text:p>
      <text:list text:continue-numbering="true" text:style-name="L1">
        <text:list-item>
          <text:p text:style-name="P7">¿Que es un <text:s/>Meta formato? ¿Soluciona los problemas de los anteriores formatos?.Nombra algún formato de este tipo.</text:p>
        </text:list-item>
      </text:list>
      <text:h text:style-name="P6" text:outline-level="2">Parámetros de Representación de imágenes</text:h>
      <text:list xml:id="list163138552786687" text:continue-numbering="true" text:style-name="L1">
        <text:list-item>
          <text:p text:style-name="P7">¿Qué es la profundidad de color?</text:p>
        </text:list-item>
        <text:list-item>
          <text:p text:style-name="P7"><text:s/>¿Cual se suele usar actualmente?</text:p>
        </text:list-item>
        <text:list-item>
          <text:p text:style-name="P7">¿Que es el canal alfa?</text:p>
        </text:list-item>
        <text:list-item>
          <text:p text:style-name="P7"><text:s/>¿Qué es la paleta de color?</text:p>
        </text:list-item>
      </text:list>
      <text:h text:style-name="P6" text:outline-level="2">Formatos Gráficos.</text:h>
      <text:list text:style-name="L2">
        <text:list-header>
          <text:p text:style-name="P11"/>
        </text:list-header>
      </text:list>
      <text:list text:continue-list="list163138552786687" text:style-name="L1">
        <text:list-item>
          <text:p text:style-name="P7"><text:s/>¿Qué es la paleta de color? </text:p>
        </text:list-item>
        <text:list-item>
          <text:p text:style-name="P12"><text:span text:style-name="T6">Para <text:s/>cada elemento de la siguiente lista especifica </text:span><text:span text:style-name="T7">¿Que caracteriza cada formato? (compresión, tipo,</text:span><text:span text:style-name="T6"> es</text:span><text:span text:style-name="T7"> usable en la web, programa que lo usa , etc … ) ? Busca en internet un ejemplo de cada uno usando la palabra clave filetype: en google</text:span></text:p>
        </text:list-item>
      </text:list>
      <text:p text:style-name="P5"/>
      <text:list text:style-name="WW8Num2">
        <text:list-item>
          <text:p text:style-name="P13">SVG</text:p>
        </text:list-item>
        <text:list-item>
          <text:p text:style-name="P14">BMP</text:p>
        </text:list-item>
        <text:list-item>
          <text:p text:style-name="P14">EPS </text:p>
        </text:list-item>
        <text:list-item>
          <text:p text:style-name="P15">XFC</text:p>
        </text:list-item>
        <text:list-item>
          <text:p text:style-name="P14">JFIF</text:p>
        </text:list-item>
        <text:list-item>
          <text:p text:style-name="P14"><text:soft-page-break/>JPG/JPEG </text:p>
        </text:list-item>
        <text:list-item>
          <text:p text:style-name="P14">PNG</text:p>
        </text:list-item>
        <text:list-item>
          <text:p text:style-name="P16">GIF </text:p>
        </text:list-item>
        <text:list-item>
          <text:p text:style-name="P14">PSD</text:p>
        </text:list-item>
        <text:list-item>
          <text:p text:style-name="P14">TIFF </text:p>
        </text:list-item>
        <text:list-item>
          <text:p text:style-name="P17">WM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libri1" fo:font-family="Calibri" style:font-style-name="Bold" style:font-family-generic="swiss" style:font-pitch="variable" fo:font-size="10pt" style:font-size-asian="8.75pt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cm" svg:y="-1.334cm" svg:width="17cm" svg:height="2.265cm" draw:z-index="1"><draw:image xlink:href="Pictures/10000000000003410000006FE8796D2A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3-18T11:56:03.369000000</meta:creation-date>
    <dc:date>2025-11-17T16:31:36.464980900</dc:date>
    <meta:editing-duration>PT12H37S</meta:editing-duration>
    <meta:editing-cycles>36</meta:editing-cycles>
    <meta:generator>LibreOffice/25.8.2.2$Windows_X86_64 LibreOffice_project/d401f2107ccab8f924a8e2df40f573aab7605b6f</meta:generator>
    <meta:document-statistic meta:table-count="1" meta:image-count="1" meta:object-count="0" meta:page-count="2" meta:paragraph-count="43" meta:word-count="254" meta:character-count="1541" meta:non-whitespace-character-count="1301"/>
  </office:meta>
</office:document-meta>
</file>